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acheAttributes.setMaxMemoryIdleTimeSeconds( long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UseMemoryShrin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UseDi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Composite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CacheAttributes.setUseMemoryShrinker( boolean useShrin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Cach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siteCacheAttributes.setMaxObjects( int maxObj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ShrinkerIntervalSeconds( long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siteCacheAttributes.getMaxMemoryIdleTim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UseRemote( boolean use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MaxSpoolPerRun( int maxSpoolPerRu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UseLateral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MemoryCach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UseLa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Max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Memory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acheAttributes.getUse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MaxSpoolPer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getShrinkerInterval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Attributes.setUseDisk( boolean useDi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